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Mens. 11/2024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NF 13165 - mens. 11/2024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Mens. 12/2024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NF 13179 - mens. 12/2024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Mens. 01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NF 13192 - mens. 01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Mens. 02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28" calcext:value-type="date">
            <text:p>28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NF 13205 - mens. 02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28" calcext:value-type="date">
            <text:p>28/03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Mens. 03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4-28" calcext:value-type="date">
            <text:p>28/04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NF 13218 - mens. 03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4-28" calcext:value-type="date">
            <text:p>28/04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Mens. 04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5-29" calcext:value-type="date">
            <text:p>29/05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NF 13232 - mens. 04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5-29" calcext:value-type="date">
            <text:p>29/05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Mens. 05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4]-[.F1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NF 13246 - mens. 05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5]-[.F1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Mens. 06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06" calcext:value-type="date">
            <text:p>06/08/2025</text:p>
          </table:table-cell>
          <table:table-cell table:style-name="ce52" table:formula="of:=[.C16]-[.F1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NF 13260 - mens. 06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06" calcext:value-type="date">
            <text:p>06/08/2025</text:p>
          </table:table-cell>
          <table:table-cell table:style-name="ce52" table:formula="of:=[.C17]-[.F1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Mens. 07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22" calcext:value-type="date">
            <text:p>22/08/2025</text:p>
          </table:table-cell>
          <table:table-cell table:style-name="ce52" table:formula="of:=[.C18]-[.F1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NF 13274 - mens. 07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22" calcext:value-type="date">
            <text:p>22/08/2025</text:p>
          </table:table-cell>
          <table:table-cell table:style-name="ce52" table:formula="of:=[.C19]-[.F1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46" office:value-type="string" calcext:value-type="string">
            <text:p>Mens. 08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9-16" calcext:value-type="date">
            <text:p>16/09/2025</text:p>
          </table:table-cell>
          <table:table-cell table:style-name="ce52" table:formula="of:=[.C20]-[.F2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46" office:value-type="string" calcext:value-type="string">
            <text:p>NF 13288 - mens. 08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9-16" calcext:value-type="date">
            <text:p>16/09/2025</text:p>
          </table:table-cell>
          <table:table-cell table:style-name="ce52" table:formula="of:=[.C21]-[.F2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46" office:value-type="string" calcext:value-type="string">
            <text:p>Mens. 09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22]-[.F22]" office:value-type="float" office:value="1000" calcext:value-type="float">
            <text:p>1.0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46" office:value-type="string" calcext:value-type="string">
            <text:p>NF 13302 - mens. 09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23]-[.F23]" office:value-type="float" office:value="1000" calcext:value-type="float">
            <text:p>1.0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23])" office:value-type="float" office:value="2000" calcext:value-type="float">
            <text:p>2.000,00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7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28.536024288">00:00:00</text:time></text:span><text:span text:style-name="MT2"><text:s/></text:span></text:p>
        </style:region-center>
        <style:region-right>
          <text:p><text:span text:style-name="MT4">Ibifolhas Comércio de Hortifruti Ltda.</text:span></text:p>
          <text:p><text:span text:style-name="MT2">Sr. Kajiro / Sra. Rumy - Tel.: 3249-2649 / 3249-115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bifolhas Comércio de Hortifruti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28.53824938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10-01T10:56:29.416157742</dc:date>
    <dc:language>pt-PT</dc:language>
    <meta:editing-cycles>603</meta:editing-cycles>
    <meta:editing-duration>PT15H44M51S</meta:editing-duration>
    <meta:document-statistic meta:table-count="1" meta:cell-count="162" meta:object-count="0"/>
    <meta:user-defined meta:name="Info 0"/>
    <meta:user-defined meta:name="Info 1"/>
    <meta:user-defined meta:name="Info 2"/>
    <meta:user-defined meta:name="Info 3"/>
  </office:meta>
</office:document-meta>
</file>